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333333" loext:opacity="100%" style:font-name="Linux Libertine G" fo:font-size="40pt" style:font-size-asian="40pt" style:font-size-complex="4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>Here is a test file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09:43:14.318613350</meta:creation-date>
    <dc:date>2024-07-25T09:44:59.688313515</dc:date>
    <meta:editing-duration>PT1M46S</meta:editing-duration>
    <meta:editing-cycles>1</meta:editing-cycles>
    <meta:document-statistic meta:table-count="0" meta:image-count="0" meta:object-count="0" meta:page-count="1" meta:paragraph-count="1" meta:word-count="5" meta:character-count="19" meta:non-whitespace-character-count="15"/>
    <meta:generator>LibreOffice/24.2.4.2$MacOSX_AARCH64 LibreOffice_project/51a6219feb6075d9a4c46691dcfe0cd9c4fff3c2</meta:generator>
  </office:meta>
</office:document-meta>
</file>